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Arial" fo:font-size="14pt" officeooo:rsid="001b138e" officeooo:paragraph-rsid="001b138e" style:font-size-asian="12.25pt" style:font-size-complex="14pt"/>
    </style:style>
    <style:style style:name="T1" style:family="text">
      <style:text-properties officeooo:rsid="001c8bc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iensa en al menos dos cambios que puedas aplicar en tu estilo de vida y en tus hábitos de consumo, y comprométete a ponerlos en marcha. Puedes consultar la Guía de vagos para salvar el mundo de la ONU.</text:p>
      <text:p text:style-name="P1"/>
      <text:p text:style-name="P1">- Dejar de utilizar tanto el coche y usar algo mas el transporte publico.</text:p>
      <text:p text:style-name="P1"/>
      <text:p text:style-name="P1">- Evitar el gasto innecesario de luz en casa</text:p>
      <text:p text:style-name="P1"/>
      <text:p text:style-name="P1">1. Investiga en qué consiste la economía circular.</text:p>
      <text:p text:style-name="P1"/>
      <text:p text:style-name="P1">- <text:span text:style-name="T1">N</text:span>uevo modelo de producción y consumo que garantiza un crecimiento sostenible en el tiempo. Con la economía circular promovemos la optimización de recursos, la reducción en el consumo de materias primas y el aprovechamiento de los residuos, reciclándolos o dándoles una nueva vida para convertirlos en nuevos productos.</text:p>
      <text:p text:style-name="P1"/>
      <text:p text:style-name="P1">2. Entra en la web de SEPII y razona si su modelo de producción se basa en la economía lineal o circular, explica por qué su modelo de producción es sostenible.</text:p>
      <text:p text:style-name="P1"/>
      <text:p text:style-name="P1">- <text:span text:style-name="T1">Se basa en economia circular, y su modelo de produccion es sostenible debido a que estan implementando unas medidas de creacion de su ropa utilizando recursos del medio ambiente tambien tienen investigaciones en la reduccion de agua en mas de un 90% y de las emisiones de CO2 entre otr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4:07:45.640000000</meta:creation-date>
    <dc:date>2024-12-04T14:29:00.418000000</dc:date>
    <meta:editing-duration>PT38S</meta:editing-duration>
    <meta:editing-cycles>1</meta:editing-cycles>
    <meta:document-statistic meta:table-count="0" meta:image-count="0" meta:object-count="0" meta:page-count="1" meta:paragraph-count="7" meta:word-count="202" meta:character-count="1142" meta:non-whitespace-character-count="947"/>
    <meta:generator>LibreOffice/24.2.4.2$Windows_X86_64 LibreOffice_project/51a6219feb6075d9a4c46691dcfe0cd9c4fff3c2</meta:generator>
  </office:meta>
</office:document-meta>
</file>